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0.7799in"/>
    </style:style>
    <style:style style:name="Table1.D" style:family="table-column">
      <style:table-column-properties style:column-width="1.2201in"/>
    </style:style>
    <style:style style:name="Table1.E" style:family="table-column">
      <style:table-column-properties style:column-width="1.5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198in"/>
      <style:text-properties fo:color="#b2cacd" style:font-name="Droid Sans Mono" fo:font-size="10.5pt" fo:font-weight="normal" fo:background-color="#031417"/>
    </style:style>
    <style:style style:name="P2" style:family="paragraph" style:parent-style-name="Standard">
      <style:paragraph-properties fo:text-align="start" style:justify-single-word="false"/>
      <style:text-properties officeooo:rsid="001290e5" officeooo:paragraph-rsid="0012923c"/>
    </style:style>
    <style:style style:name="P3" style:family="paragraph" style:parent-style-name="Table_20_Contents">
      <style:paragraph-properties fo:text-align="center" style:justify-single-word="false"/>
      <style:text-properties officeooo:rsid="0010f040" officeooo:paragraph-rsid="0010f040"/>
    </style:style>
    <style:style style:name="P4" style:family="paragraph" style:parent-style-name="Table_20_Contents">
      <style:paragraph-properties fo:text-align="start" style:justify-single-word="false"/>
      <style:text-properties officeooo:paragraph-rsid="0010f040"/>
    </style:style>
    <style:style style:name="P5" style:family="paragraph" style:parent-style-name="Table_20_Contents">
      <style:paragraph-properties fo:text-align="start" style:justify-single-word="false"/>
      <style:text-properties officeooo:rsid="001290e5" officeooo:paragraph-rsid="001290e5"/>
    </style:style>
    <style:style style:name="P6" style:family="paragraph" style:parent-style-name="Table_20_Contents">
      <style:paragraph-properties fo:text-align="start" style:justify-single-word="false"/>
      <style:text-properties officeooo:rsid="001290e5" officeooo:paragraph-rsid="0012923c"/>
    </style:style>
    <style:style style:name="P7" style:family="paragraph" style:parent-style-name="Table_20_Contents">
      <style:paragraph-properties fo:text-align="start" style:justify-single-word="false"/>
      <style:text-properties officeooo:rsid="001290e5" officeooo:paragraph-rsid="00164873"/>
    </style:style>
    <style:style style:name="P8" style:family="paragraph" style:parent-style-name="Standard">
      <style:paragraph-properties style:line-height-at-least="0.198in"/>
      <style:text-properties fo:color="#7060eb" style:font-name="Droid Sans Mono" fo:font-size="10.5pt" fo:font-weight="normal" fo:background-color="#031417"/>
    </style:style>
    <style:style style:name="P9" style:family="paragraph" style:parent-style-name="Table_20_Contents">
      <style:paragraph-properties fo:text-align="start" style:justify-single-word="false"/>
      <style:text-properties officeooo:rsid="001290e5" officeooo:paragraph-rsid="0012923c"/>
    </style:style>
    <style:style style:name="P10" style:family="paragraph" style:parent-style-name="Table_20_Contents">
      <style:paragraph-properties fo:text-align="start" style:justify-single-word="false"/>
      <style:text-properties officeooo:rsid="001b6ded" officeooo:paragraph-rsid="001b6ded"/>
    </style:style>
    <style:style style:name="P11" style:family="paragraph" style:parent-style-name="Table_20_Contents">
      <style:paragraph-properties fo:text-align="start" style:justify-single-word="false"/>
      <style:text-properties officeooo:paragraph-rsid="001b6ded"/>
    </style:style>
    <style:style style:name="P12" style:family="paragraph" style:parent-style-name="Table_20_Contents">
      <style:paragraph-properties fo:text-align="start" style:justify-single-word="false"/>
      <style:text-properties officeooo:rsid="001c33e6" officeooo:paragraph-rsid="001c33e6"/>
    </style:style>
    <style:style style:name="P13" style:family="paragraph" style:parent-style-name="Table_20_Contents">
      <style:paragraph-properties fo:text-align="start" style:justify-single-word="false"/>
      <style:text-properties officeooo:rsid="001d2541" officeooo:paragraph-rsid="001d2541"/>
    </style:style>
    <style:style style:name="T1" style:family="text">
      <style:text-properties officeooo:rsid="0010f040"/>
    </style:style>
    <style:style style:name="T2" style:family="text">
      <style:text-properties officeooo:rsid="001290e5"/>
    </style:style>
    <style:style style:name="T3" style:family="text">
      <style:text-properties officeooo:rsid="0012923c"/>
    </style:style>
    <style:style style:name="T4" style:family="text">
      <style:text-properties officeooo:rsid="00134436"/>
    </style:style>
    <style:style style:name="T5" style:family="text">
      <style:text-properties fo:color="#7060eb"/>
    </style:style>
    <style:style style:name="T6" style:family="text">
      <style:text-properties officeooo:rsid="00164873"/>
    </style:style>
    <style:style style:name="T7" style:family="text">
      <style:text-properties officeooo:rsid="001b6ded"/>
    </style:style>
    <style:style style:name="T8" style:family="text">
      <style:text-properties officeooo:rsid="001c33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896555676272">
          <table:table-cell table:style-name="Table1.A1" office:value-type="string">
            <text:p text:style-name="P3">Csr (addr)</text:p>
          </table:table-cell>
          <table:table-cell table:style-name="Table1.A1" office:value-type="string">
            <text:p text:style-name="P3">rs1</text:p>
          </table:table-cell>
          <table:table-cell table:style-name="Table1.A1" office:value-type="string">
            <text:p text:style-name="P3">func3</text:p>
          </table:table-cell>
          <table:table-cell table:style-name="Table1.A1" office:value-type="string">
            <text:p text:style-name="P3">rd</text:p>
          </table:table-cell>
          <table:table-cell table:style-name="Table1.E1" office:value-type="string">
            <text:p text:style-name="P3">opcode</text:p>
          </table:table-cell>
        </table:table-row>
        <table:table-row table:style-name="TableLine94896555612848">
          <table:table-cell table:style-name="Table1.A2" office:value-type="string">
            <text:p text:style-name="P3">000000000011</text:p>
          </table:table-cell>
          <table:table-cell table:style-name="Table1.A2" office:value-type="string">
            <text:p text:style-name="P3">00010</text:p>
          </table:table-cell>
          <table:table-cell table:style-name="Table1.A2" office:value-type="string">
            <text:p text:style-name="P3">001</text:p>
          </table:table-cell>
          <table:table-cell table:style-name="Table1.A2" office:value-type="string">
            <text:p text:style-name="P3">00000</text:p>
          </table:table-cell>
          <table:table-cell table:style-name="Table1.E2" office:value-type="string">
            <text:p text:style-name="P3">1110011</text:p>
          </table:table-cell>
        </table:table-row>
      </table:table>
      <text:p text:style-name="P4"/>
      <text:p text:style-name="P4"><text:span text:style-name="T1">0000000000</text:span><text:span text:style-name="T2">10</text:span><text:span text:style-name="T1"> <text:s/>0001</text:span><text:span text:style-name="T2">1</text:span><text:span text:style-name="T1"> <text:s/>001 <text:s/>00000 <text:s/>1110011<text:tab/>//</text:span><text:span text:style-name="T3">csrrw rd csr rs1: csrrw x0 csr x3</text:span></text:p>
      <text:p text:style-name="P5">000000000011 <text:s/>00010 <text:s/>001 <text:s/>00000 <text:s/>1110011<text:tab/>//<text:span text:style-name="T3">csrrw rd csr rs1: csrrw x0 csr x2</text:span></text:p>
      <text:p text:style-name="P6">00000000001<text:span text:style-name="T3">0 <text:s/></text:span>000<text:span text:style-name="T3">0</text:span>0 <text:s/>01<text:span text:style-name="T3">0 <text:s/></text:span>00<text:span text:style-name="T3">1</text:span>00 <text:s/>1110011<text:tab/><text:tab/>// <text:span text:style-name="T3">csrrs rd csr rs1: csrrs x4 csr x0</text:span></text:p>
      <text:p text:style-name="P6"><text:bookmark-start text:name="__DdeLink__17_967392329"/>00000000001<text:span text:style-name="T3">1 <text:s/></text:span>000<text:span text:style-name="T3">0</text:span>0 <text:s/>01<text:span text:style-name="T3">0 <text:s/></text:span>00<text:span text:style-name="T3">1</text:span>0<text:span text:style-name="T3">1 <text:s/></text:span>1110011<text:bookmark-end text:name="__DdeLink__17_967392329"/><text:tab/><text:tab/>// <text:span text:style-name="T3">csrrs rd csr rs1: csrrs x</text:span><text:span text:style-name="T4">5 csr x0</text:span></text:p>
      <text:p text:style-name="P7"><text:span text:style-name="T1">0000000000</text:span><text:span text:style-name="T6">01</text:span><text:span text:style-name="T1"> <text:s/>000</text:span><text:span text:style-name="T6">0</text:span>1<text:span text:style-name="T1"> <text:s/>001 <text:s/>00000 <text:s/>1110011</text:span></text:p>
      <text:p text:style-name="P2"/>
      <text:p text:style-name="P8"><text:span text:style-name="T5"/></text:p>
      <text:p text:style-name="P8">00109073</text:p>
      <text:p text:style-name="P1"><text:bookmark-start text:name="__DdeLink__22_967392329"/><text:bookmark-start text:name="__DdeLink__154_218099528"/><text:bookmark-start text:name="__DdeLink__145_218099528"/>00309073<text:bookmark-end text:name="__DdeLink__22_967392329"/><text:bookmark-end text:name="__DdeLink__154_218099528"/><text:bookmark-end text:name="__DdeLink__145_218099528"/></text:p>
      <text:p text:style-name="P6"/>
      <text:p text:style-name="P6">0</text:p>
      <text:p text:style-name="P6">0004E137</text:p>
      <text:p text:style-name="P6">5E810113</text:p>
      <text:p text:style-name="P6">0012D1B7</text:p>
      <text:p text:style-name="P6">69D18193</text:p>
      <text:p text:style-name="P6">00219073</text:p>
      <text:p text:style-name="P6">00311073</text:p>
      <text:p text:style-name="P6">00202273</text:p>
      <text:p text:style-name="P6">003022F3</text:p>
      <text:p text:style-name="P6"/>
      <text:p text:style-name="P6"/>
      <text:p text:style-name="P10">Machine code for will perform following operations:</text:p>
      <text:p text:style-name="P11"><text:span text:style-name="T7">Main program: <text:s/>store <text:s/>the value 11 using reg 4 and then load in reg 5. Then increment its value </text:span><text:span text:style-name="T8">3 times by the value 10.</text:span></text:p>
      <text:p text:style-name="P12">IRS: it will calculate the gcd of two numbers and used the registers reg 1 and reg 2 and reg 10.</text:p>
      <text:p text:style-name="P12">0</text:p>
      <text:p text:style-name="P12">0080056F</text:p>
      <text:p text:style-name="P12">0340056F</text:p>
      <text:p text:style-name="P12">000010B7</text:p>
      <text:p text:style-name="P12">80008093</text:p>
      <text:p text:style-name="P12">00109073</text:p>
      <text:p text:style-name="P12">00800093</text:p>
      <text:p text:style-name="P12"><text:bookmark-start text:name="__DdeLink__148_218099528"/>00309073<text:bookmark-end text:name="__DdeLink__148_218099528"/></text:p>
      <text:p text:style-name="P12">00B00213</text:p>
      <text:p text:style-name="P12">00402023</text:p>
      <text:p text:style-name="P12">00002283</text:p>
      <text:p text:style-name="P12">00A28293</text:p>
      <text:p text:style-name="P12">00A28293</text:p>
      <text:p text:style-name="P12">00A28293</text:p>
      <text:p text:style-name="P12">0000056F</text:p>
      <text:p text:style-name="P12">03100093</text:p>
      <text:p text:style-name="P12">03800113</text:p>
      <text:p text:style-name="P12">00102023</text:p>
      <text:p text:style-name="P12">00202223</text:p>
      <text:p text:style-name="P12">00208C63</text:p>
      <text:p text:style-name="P12"><text:soft-page-break/>0020C663</text:p>
      <text:p text:style-name="P12">402080B3</text:p>
      <text:p text:style-name="P12">FF5FF1EF</text:p>
      <text:p text:style-name="P12">40110133</text:p>
      <text:p text:style-name="P12">FEDFF56F</text:p>
      <text:p text:style-name="P12">00102423</text:p>
      <text:p text:style-name="P12">00000073</text:p>
      <text:p text:style-name="P12"/>
      <text:p text:style-name="P12"/>
      <text:p text:style-name="P12"/>
      <text:p text:style-name="P13">Incorrect</text:p>
      <text:p text:style-name="P13"/>
      <text:p text:style-name="P13">0</text:p>
      <text:p text:style-name="P13">0080056F</text:p>
      <text:p text:style-name="P13">0380056F</text:p>
      <text:p text:style-name="P13">000010B7</text:p>
      <text:p text:style-name="P13">80008093</text:p>
      <text:p text:style-name="P13">00109073</text:p>
      <text:p text:style-name="P13">00800093</text:p>
      <text:p text:style-name="P13">00309073</text:p>
      <text:p text:style-name="P13">00B00213</text:p>
      <text:p text:style-name="P13">00402023</text:p>
      <text:p text:style-name="P13">00002283</text:p>
      <text:p text:style-name="P13">00A28293</text:p>
      <text:p text:style-name="P13">00A28293</text:p>
      <text:p text:style-name="P13">00A28293</text:p>
      <text:p text:style-name="P13">00000013</text:p>
      <text:p text:style-name="P13">FFDFF56F</text:p>
      <text:p text:style-name="P13">03100093</text:p>
      <text:p text:style-name="P13">03800113</text:p>
      <text:p text:style-name="P13">00102023</text:p>
      <text:p text:style-name="P13">00202223</text:p>
      <text:p text:style-name="P13">00208C63</text:p>
      <text:p text:style-name="P13">0020C663</text:p>
      <text:p text:style-name="P13">402080B3</text:p>
      <text:p text:style-name="P13">FF5FF56F</text:p>
      <text:p text:style-name="P13">40110133</text:p>
      <text:p text:style-name="P13">FEDFF56F</text:p>
      <text:p text:style-name="P13">00102423</text:p>
      <text:p text:style-name="P13">0000007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23:34:48.633512174</meta:creation-date>
    <dc:date>2021-12-08T22:40:32.137327110</dc:date>
    <meta:editing-duration>PT14H9M40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2" meta:paragraph-count="85" meta:word-count="190" meta:character-count="1189" meta:non-whitespace-character-count="1060"/>
  </office:meta>
</office:document-meta>
</file>